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Heading_20_1" style:list-style-name="WWNum2"/>
    <style:style style:name="P27" style:family="paragraph" style:parent-style-name="Heading_20_1" style:list-style-name="WWNum2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D 11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Fecha de entrega</text:span></text:a><text:span text:style-name="T19"><text:tab/>3</text:span></text:p>
          <text:p text:style-name="P14"><text:a xlink:type="simple" xlink:href="#_9maybllx2a09" text:style-name="Index_20_Link" text:visited-style-name="Index_20_Link"><text:span text:style-name="T19">Observaciones previas a la realización de tareas evaluables</text:span></text:a><text:span text:style-name="T19"><text:tab/>3</text:span></text:p>
          <text:p text:style-name="P14"><text:a xlink:type="simple" xlink:href="#_mddm13ai61n6" text:style-name="Index_20_Link" text:visited-style-name="Index_20_Link"><text:span text:style-name="T19">Actividad 01</text:span></text:a><text:span text:style-name="T19"><text:tab/>3</text:span></text:p>
          <text:p text:style-name="P14"><text:a xlink:type="simple" xlink:href="#_ntg4wid1vfow" text:style-name="Index_20_Link" text:visited-style-name="Index_20_Link"><text:span text:style-name="T19">Actividad 02</text:span></text:a><text:span text:style-name="T19"><text:tab/>3</text:span></text:p>
          <text:p text:style-name="P14"><text:a xlink:type="simple" xlink:href="#_wjht2htth7ju" text:style-name="Index_20_Link" text:visited-style-name="Index_20_Link"><text:span text:style-name="T19">Actividad 03</text:span></text:a><text:span text:style-name="T19"><text:tab/>3</text:span></text:p>
          <text:p text:style-name="P15"><text:a xlink:type="simple" xlink:href="#_80raazuenzeb" text:style-name="Index_20_Link" text:visited-style-name="Index_20_Link"><text:span text:style-name="T9">Actividad 04</text:span></text:a><text:span text:style-name="T9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9"/>
      <text:p text:style-name="P20"><text:span text:style-name="T16">UD11. Actividades evaluables 01</text:span></text:p>
      <text:list xml:id="list3319811381" text:style-name="WWNum2">
        <text:list-item>
          <text:p text:style-name="P27"><text:bookmark text:name="_dbh0n1vac4c8"/>Fecha de entrega</text:p>
        </text:list-item>
      </text:list>
      <text:p text:style-name="Standard"><text:span text:style-name="T11">Fecha límite de entrega: </text:span><text:span text:style-name="T20">Miércoles 13 de octubre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175741291437781" text:continue-numbering="true" text:style-name="WWNum2">
        <text:list-item>
          <text:p text:style-name="P27"><text:bookmark text:name="_9maybllx2a09"/><text:soft-page-break/>Observaciones previas a la realización de tareas evaluables</text:p>
        </text:list-item>
      </text:list>
      <text:list xml:id="list3475108386" text:style-name="WWNum1">
        <text:list-item>
          <text:p text:style-name="P25">Debes enseñar al profesorado los plugins que hagas funcionar y siempre ponerlos en marcha con algún ejemplo.</text:p>
        </text:list-item>
      </text:list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175742256580551" text:continue-list="list175741291437781" text:style-name="WWNum2">
        <text:list-item>
          <text:p text:style-name="P27"><text:bookmark text:name="_mddm13ai61n6"/>Actividad 01</text:p>
        </text:list-item>
      </text:list>
      <text:p text:style-name="P10">Pon en marcha Wordpress <text:a xlink:type="simple" xlink:href="https://wordpress.org/" text:style-name="ListLabel_20_10" text:visited-style-name="ListLabel_20_10"><text:span text:style-name="T21">https://wordpress.org/</text:span></text:a> en tu máquina siguiendo los pasos propuestos por el profesorado.</text:p>
      <text:p text:style-name="P11"><text:span text:style-name="T10"><text:s/>📕 </text:span><text:span text:style-name="T11">A entregar: </text:span>muestra tu Wordpress en funcionamiento al profesorado, así como demuestra que sabes poner el servicio web que lo aloja en marcha, pararlo y volver a ponerlo en marcha.</text:p>
      <text:list xml:id="list175741712715913" text:continue-numbering="true" text:style-name="WWNum2">
        <text:list-item>
          <text:p text:style-name="P26"><text:bookmark text:name="_ntg4wid1vfow"/>Actividad 02</text:p>
        </text:list-item>
      </text:list>
      <text:p text:style-name="Standard">Instala y configura en tu Wordpress el plugin <text:a xlink:type="simple" xlink:href="https://woocommerce.com/" text:style-name="ListLabel_20_10" text:visited-style-name="ListLabel_20_10"><text:span text:style-name="T21">https://woocommerce.com/</text:span></text:a> y configura una sencilla tienda online con ejemplos de productos</text:p>
      <text:p text:style-name="P11"><text:span text:style-name="T10"><text:s/>📕 </text:span><text:span text:style-name="T11">A entregar: </text:span>muestra al profesorado del funcionamiento de la tienda.</text:p>
      <text:list xml:id="list175741714400662" text:continue-numbering="true" text:style-name="WWNum2">
        <text:list-item>
          <text:p text:style-name="P26"><text:bookmark text:name="_wjht2htth7ju"/>Actividad 03</text:p>
        </text:list-item>
      </text:list>
      <text:p text:style-name="Standard">Instala y configura en tu Wordpress el plugin para reservas y citas llamado Bookly <text:s/><text:a xlink:type="simple" xlink:href="https://es.wordpress.org/plugins/bookly-responsive-appointment-booking-tool/" text:style-name="ListLabel_20_10" text:visited-style-name="ListLabel_20_10"><text:span text:style-name="T21">https://es.wordpress.org/plugins/bookly-responsive-appointment-booking-tool/</text:span></text:a> y configúralo con algún ejemplo de contexto para citas y reservas.</text:p>
      <text:p text:style-name="P11"><text:span text:style-name="T10"><text:s/>📕 </text:span><text:span text:style-name="T11">A entregar: </text:span>muestra al profesorado el funcionamiento del sistema de reservas y citas.</text:p>
      <text:list xml:id="list175743355484199" text:continue-numbering="true" text:style-name="WWNum2">
        <text:list-item>
          <text:p text:style-name="P26"><text:bookmark text:name="_80raazuenzeb"/>Actividad 04</text:p>
        </text:list-item>
      </text:list>
      <text:p text:style-name="Standard">Instala y configura en tu Wordpress el plugin <text:a xlink:type="simple" xlink:href="https://wordpress.org/plugins/awesome-support/" text:style-name="ListLabel_20_10" text:visited-style-name="ListLabel_20_10"><text:span text:style-name="T21">https://wordpress.org/plugins/awesome-support/</text:span></text:a> para gestión de tickets de soporte y configúralo con algún ejemplo de uso.</text:p>
      <text:p text:style-name="P11"><text:span text:style-name="T10"><text:s/>📕 </text:span><text:span text:style-name="T11">A entregar: </text:span>muestra al profesorado el funcionamiento del sistema de reservas y ci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1. Actividades evaluables 01</text:span></text:p>
      </style:header>
      <style:footer>
        <text:p text:style-name="MP4"><text:span text:style-name="MT1">Aplicaciones Ofimáticas (Office Applications)<text:tab/><text:tab/>UD11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2" meta:word-count="397" meta:character-count="2596" meta:non-whitespace-character-count="2232"/>
    <meta:generator>LibreOfficeDev/6.0.5.2$Linux_X86_64 LibreOffice_project/</meta:generator>
  </office:meta>
</office:document-meta>
</file>